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66cm"/>
    </style:style>
    <style:style style:name="pr1" style:family="presentation" style:parent-style-name="Glossy-title">
      <style:graphic-properties draw:fill-color="#ffffff" draw:auto-grow-height="true" fo:min-height="6.095cm"/>
    </style:style>
    <style:style style:name="pr2" style:family="presentation" style:parent-style-name="Glossy-subtitle">
      <style:graphic-properties draw:fill-color="#ffffff" fo:min-height="6.476cm"/>
    </style:style>
    <style:style style:name="pr3" style:family="presentation" style:parent-style-name="Glossy-notes">
      <style:graphic-properties draw:fill-color="#ffffff" fo:min-height="12.322cm"/>
    </style:style>
    <style:style style:name="pr4" style:family="presentation" style:parent-style-name="Glossy-title">
      <style:graphic-properties draw:auto-grow-height="true" fo:min-height="2.507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title">
      <style:graphic-properties fo:min-height="2.256cm"/>
    </style:style>
    <style:style style:name="pr7" style:family="presentation" style:parent-style-name="Glossy-outline1">
      <style:graphic-properties fo:min-height="12.173cm"/>
    </style:style>
    <style:style style:name="pr8" style:family="presentation" style:parent-style-name="Glossy-outline1" style:list-style-name="L4">
      <style:graphic-properties fo:min-height="13.609cm"/>
    </style:style>
    <style:style style:name="P1" style:family="paragraph">
      <style:paragraph-properties fo:margin-left="0cm" fo:margin-right="0cm" fo:text-align="start" fo:text-indent="0cm">
        <style:tab-stops>
          <style:tab-stop style:position="2.531cm"/>
        </style:tab-stops>
      </style:paragraph-properties>
    </style:style>
    <style:style style:name="P2" style:family="paragraph">
      <style:paragraph-properties fo:margin-left="0cm" fo:margin-right="0cm" fo:text-align="start" fo:text-indent="0cm"/>
      <style:text-properties fo:font-family="'Arial Black'" style:font-pitch="variable" fo:font-size="36pt" fo:letter-spacing="0.035cm" fo:font-weight="normal" style:letter-kerning="true"/>
    </style:style>
    <style:style style:name="P3" style:family="paragraph">
      <style:paragraph-properties fo:margin-left="0cm" fo:margin-right="0cm" fo:text-align="start" fo:text-indent="0cm">
        <style:tab-stops/>
      </style:paragraph-properties>
    </style:style>
    <style:style style:name="P4" style:family="paragraph">
      <style:paragraph-properties fo:margin-left="0cm" fo:margin-right="0cm" fo:text-indent="0cm"/>
      <style:text-properties fo:font-size="2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left="1.27cm" fo:margin-right="0cm" fo:margin-top="0cm" fo:margin-bottom="0cm" fo:text-indent="0cm"/>
    </style:style>
    <style:style style:name="P8" style:family="paragraph">
      <style:paragraph-properties fo:margin-top="0cm" fo:margin-bottom="0cm"/>
      <style:text-properties fo:font-size="30pt" style:font-size-asian="30pt" style:font-size-complex="30pt"/>
    </style:style>
    <style:style style:name="P9" style:family="paragraph">
      <style:paragraph-properties fo:margin-top="0cm" fo:margin-bottom="0.254cm"/>
    </style:style>
    <style:style style:name="P10" style:family="paragraph">
      <style:paragraph-properties fo:margin-top="0cm" fo:margin-bottom="0.254cm"/>
      <style:text-properties fo:color="#004a4a" fo:font-family="'Courier 10 Pitch'" style:font-style-name="Roman" style:font-family-generic="swiss" style:font-pitch="variable" fo:font-size="24pt" style:font-size-asian="24pt" style:font-size-complex="24pt"/>
    </style:style>
    <style:style style:name="P11" style:family="paragraph">
      <style:paragraph-properties fo:margin-top="0cm" fo:margin-bottom="0.889cm"/>
    </style:style>
    <style:style style:name="P12" style:family="paragraph">
      <style:paragraph-properties fo:margin-top="0cm" fo:margin-bottom="0.889cm"/>
      <style:text-properties fo:font-size="32pt" fo:font-weight="normal" style:font-size-asian="32pt" style:font-weight-asian="normal" style:font-size-complex="32pt" style:font-weight-complex="normal"/>
    </style:style>
    <style:style style:name="P13" style:family="paragraph">
      <style:paragraph-properties fo:margin-left="0.085cm" fo:margin-right="0cm" fo:margin-top="0cm" fo:margin-bottom="0.635cm" fo:text-indent="0cm"/>
    </style:style>
    <style:style style:name="P14" style:family="paragraph">
      <style:paragraph-properties fo:margin-left="0.085cm" fo:margin-right="0cm" fo:margin-top="0cm" fo:margin-bottom="0.635cm" fo:text-indent="0cm"/>
      <style:text-properties fo:font-size="25pt" style:font-size-asian="25pt" style:font-size-complex="25pt"/>
    </style:style>
    <style:style style:name="P15" style:family="paragraph">
      <style:paragraph-properties fo:margin-top="0cm" fo:margin-bottom="0.254cm"/>
      <style:text-properties fo:color="#004a4a" fo:font-family="'Courier 10 Pitch'" style:font-style-name="Roman" style:font-family-generic="swiss" style:font-pitch="variable" fo:font-size="20pt" style:font-size-asian="20pt" style:font-size-complex="20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paragraph-properties fo:margin-top="0cm" fo:margin-bottom="0.254cm"/>
      <style:text-properties fo:color="#004a4a" fo:font-family="'Courier 10 Pitch'" style:font-style-name="Roman" style:font-family-generic="swiss" style:font-pitch="variable" fo:font-size="22pt" style:font-size-asian="22pt" style:font-size-complex="22pt"/>
    </style:style>
    <style:style style:name="P19" style:family="paragraph">
      <style:text-properties fo:color="#004a4a" fo:font-family="'Courier 10 Pitch'" style:font-style-name="Roman" style:font-family-generic="swiss" style:font-pitch="variable" fo:font-size="28pt" style:font-size-asian="28pt" style:font-size-complex="28pt"/>
    </style:style>
    <style:style style:name="P20" style:family="paragraph">
      <style:text-properties fo:font-size="30pt" style:font-size-asian="30pt" style:font-size-complex="30pt"/>
    </style:style>
    <style:style style:name="P21" style:family="paragraph">
      <style:paragraph-properties fo:margin-top="0cm" fo:margin-bottom="0.254cm"/>
      <style:text-properties fo:color="#004a4a" fo:font-family="'Courier 10 Pitch'" style:font-style-name="Roman" style:font-family-generic="swiss" style:font-pitch="variable" fo:font-size="28pt" style:font-size-asian="28pt" style:font-size-complex="28pt"/>
    </style:style>
    <style:style style:name="P22" style:family="paragraph">
      <style:paragraph-properties fo:margin-top="0cm" fo:margin-bottom="0.254cm"/>
      <style:text-properties fo:color="#004a4a" fo:font-family="'Courier 10 Pitch'" style:font-style-name="Roman" style:font-family-generic="swiss" style:font-pitch="variable" fo:font-size="17pt" style:font-size-asian="17pt" style:font-size-complex="17pt"/>
    </style:style>
    <style:style style:name="T1" style:family="text">
      <style:text-properties fo:font-size="48pt" fo:letter-spacing="0.035cm" style:letter-kerning="true" style:font-size-asian="48pt" style:font-size-complex="48pt"/>
    </style:style>
    <style:style style:name="T2" style:family="text">
      <style:text-properties fo:font-size="36pt" fo:letter-spacing="0.035cm" style:letter-kerning="true" style:font-size-asian="36pt" style:font-size-complex="36pt"/>
    </style:style>
    <style:style style:name="T3" style:family="text">
      <style:text-properties fo:font-size="26pt" fo:letter-spacing="0.035cm" style:letter-kerning="true" style:font-size-asian="26pt" style:font-size-complex="26pt"/>
    </style:style>
    <style:style style:name="T4" style:family="text">
      <style:text-properties fo:font-size="24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color="#004a4a" fo:font-family="'Courier 10 Pitch'" style:font-style-name="Roman" style:font-family-generic="swiss" style:font-pitch="variable" fo:font-size="30pt" style:font-size-asian="30pt" style:font-size-complex="30pt"/>
    </style:style>
    <style:style style:name="T7" style:family="text">
      <style:text-properties fo:color="#004a4a" fo:font-family="'Courier 10 Pitch'" style:font-style-name="Roman" style:font-family-generic="swiss" style:font-pitch="variable" fo:font-size="28pt" style:font-size-asian="28pt" style:font-size-complex="28pt"/>
    </style:style>
    <style:style style:name="T8" style:family="text">
      <style:text-properties fo:color="#006b6b" fo:font-family="'Courier 10 Pitch'" style:font-style-name="Regular" style:font-pitch="fixed" fo:font-size="28pt" style:font-size-asian="28pt" style:font-size-complex="28pt"/>
    </style:style>
    <style:style style:name="T9" style:family="text">
      <style:text-properties fo:color="#333333" fo:font-family="'Bitstream Vera Sans'" style:font-style-name="Roman" style:font-family-generic="swiss" style:font-pitch="variable" fo:font-size="28pt" style:font-size-asian="28pt" style:font-size-complex="28pt"/>
    </style:style>
    <style:style style:name="T10" style:family="text">
      <style:text-properties fo:color="#004a4a" fo:font-family="'Courier 10 Pitch'" style:font-style-name="Roman" style:font-family-generic="swiss" style:font-pitch="variable" fo:font-size="24pt" style:font-size-asian="24pt" style:font-size-complex="24pt"/>
    </style:style>
    <style:style style:name="T11" style:family="text">
      <style:text-properties fo:color="#004a4a" fo:font-family="'Courier 10 Pitch'" style:font-style-name="Roman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25pt" fo:font-weight="bold" style:font-size-asian="25pt" style:font-weight-asian="bold" style:font-size-complex="25pt" style:font-weight-complex="bold"/>
    </style:style>
    <style:style style:name="T15" style:family="text">
      <style:text-properties fo:font-size="25pt" fo:font-weight="normal" style:font-size-asian="25pt" style:font-weight-asian="normal" style:font-size-complex="25pt" style:font-weight-complex="normal"/>
    </style:style>
    <style:style style:name="T16" style:family="text">
      <style:text-properties fo:color="#004a4a" fo:font-family="'Courier 10 Pitch'" style:font-style-name="Roman" style:font-family-generic="swiss" style:font-pitch="variable" fo:font-size="25pt" fo:font-weight="normal" style:font-size-asian="25pt" style:font-weight-asian="normal" style:font-size-complex="25pt" style:font-weight-complex="normal"/>
    </style:style>
    <style:style style:name="T17" style:family="text">
      <style:text-properties fo:font-size="25pt" style:font-size-asian="25pt" style:font-size-complex="25pt"/>
    </style:style>
    <style:style style:name="T18" style:family="text">
      <style:text-properties fo:color="#004a4a" fo:font-family="'Courier 10 Pitch'" style:font-style-name="Roman" style:font-family-generic="swiss" style:font-pitch="variable" fo:font-size="25pt" style:font-size-asian="25pt" style:font-size-complex="25pt"/>
    </style:style>
    <style:style style:name="T19" style:family="text">
      <style:text-properties fo:color="#004a4a" fo:font-family="'Courier 10 Pitch'" style:font-style-name="Roman" style:font-family-generic="swiss" style:font-pitch="variable" fo:font-size="20pt" style:font-size-asian="20pt" style:font-size-complex="20pt"/>
    </style:style>
    <style:style style:name="T20" style:family="text">
      <style:text-properties fo:color="#004a4a" fo:font-family="'Courier 10 Pitch'" style:font-style-name="Roman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color="#004a4a" fo:font-family="'Courier 10 Pitch'" style:font-style-name="Roman" style:font-family-generic="swiss" style:font-pitch="variable" fo:font-size="22pt" style:font-size-asian="22pt" style:font-size-complex="22pt"/>
    </style:style>
    <style:style style:name="T26" style:family="text">
      <style:text-properties fo:color="#004a4a" fo:font-family="'Courier 10 Pitch'" style:font-style-name="Roman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7" style:family="text">
      <style:text-properties fo:color="#004a4a" fo:font-family="'Courier 10 Pitch'" style:font-style-name="Roman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color="#004a4a" fo:font-family="'Courier 10 Pitch'" style:font-style-name="Roman" style:font-family-generic="swiss" style:font-pitch="variable" fo:font-size="17pt" style:font-size-asian="17pt" style:font-size-complex="17pt"/>
    </style:style>
    <style:style style:name="T29" style:family="text">
      <style:text-properties fo:color="#004a4a" fo:font-family="'Courier 10 Pitch'" style:font-style-name="Roman" style:font-family-generic="swiss" style:font-pitch="variable" fo:font-size="17pt" fo:font-weight="bold" style:font-size-asian="17pt" style:font-weight-asian="bold" style:font-size-complex="17pt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1.27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2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2" draw:layer="layout" svg:width="26.25cm" svg:height="6.095cm" svg:x="1.741cm" svg:y="2.681cm" presentation:class="title" presentation:user-transformed="true">
          <draw:text-box>
            <text:p text:style-name="P1"><text:span text:style-name="T1">factory_girl tutorial</text:span><text:span text:style-name="T2"><text:line-break/></text:span><text:span text:style-name="T2"><text:line-break/></text:span><text:span text:style-name="T3"><text:tab/></text:span><text:span text:style-name="T3">http://github.com/igal/factory_girl_tutorial</text:span></text:p>
          </draw:text-box>
        </draw:frame>
        <draw:frame presentation:style-name="pr2" draw:text-style-name="P4" draw:layer="layout" svg:width="17.67cm" svg:height="6.476cm" svg:x="9.071cm" svg:y="11.304cm" presentation:class="subtitle" presentation:user-transformed="true">
          <draw:text-box>
            <text:p text:style-name="P3"><text:span text:style-name="T4">Igal Koshevoy, Pragmaticraft</text:span></text:p>
            <text:p text:style-name="P3"><text:span text:style-name="T4">Business-Technology Consultant</text:span></text:p>
            <text:p text:style-name="P3"><text:span text:style-name="T4">igal@pragmaticraft.com</text:span></text:p>
            <text:list text:style-name="L2">
              <text:list-header>
                <text:p text:style-name="P3"><text:span text:style-name="T4">@igalko on Twitter &amp; Identi.ca </text:span></text:p>
              </text:list-header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3" draw:text-style-name="P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layer="layout" svg:width="25.781cm" svg:height="2.507cm" svg:x="1.09cm" svg:y="1.505cm" presentation:class="title" presentation:user-transformed="true">
          <draw:text-box>
            <text:p>What’s a fixture?</text:p>
          </draw:text-box>
        </draw:frame>
        <draw:frame presentation:style-name="pr5" draw:text-style-name="P8" draw:layer="layout" svg:width="25.905cm" svg:height="14.784cm" svg:x="1.4cm" svg:y="4.614cm" presentation:class="outline" presentation:user-transformed="true">
          <draw:text-box>
            <text:p text:style-name="P6"><text:span text:style-name="T5">"A test fixture is something used to consistently test some item, device, or piece of software."</text:span></text:p>
            <text:p text:style-name="P6"><text:span text:style-name="T5"/></text:p>
            <text:p text:style-name="P6"><text:span text:style-name="T5">In Ruby on Rails, this is a baked-in way to create model records with sample data for tests.</text:span></text:p>
            <text:p text:style-name="P6"><text:span text:style-name="T5"/></text:p>
            <text:p text:style-name="P6"><text:span text:style-name="T5">E.g., a </text:span><text:span text:style-name="T6">Kitten</text:span><text:span text:style-name="T5"> model has a fixture identified as </text:span><text:span text:style-name="T6">shiva</text:span><text:span text:style-name="T5"> in the file </text:span><text:span text:style-name="T6">spec/fixtures/kittens.yml</text:span><text:span text:style-name="T5">:</text:span></text:p>
            <text:p text:style-name="P6"><text:span text:style-name="T6"/></text:p>
            <text:p text:style-name="P7"><text:span text:style-name="T7">shiva:</text:span><text:span text:style-name="T8"> </text:span><text:span text:style-name="T9"># A fixture identified as "shiva"</text:span></text:p>
            <text:p text:style-name="P7"><text:span text:style-name="T8"><text:s text:c="2"/></text:span><text:span text:style-name="T7">legs: 6 </text:span><text:span text:style-name="T9"># An attribute "legs" set to 6</text:span></text:p>
            <text:p text:style-name="P7"><text:span text:style-name="T7"><text:s text:c="2"/></text:span><text:span text:style-name="T7">name: "Shiva The Destroyer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6" draw:layer="layout" svg:width="25.781cm" svg:height="2.256cm" svg:x="1.09cm" svg:y="2.03cm" presentation:class="title">
          <draw:text-box>
            <text:p>How are fixtures used?</text:p>
          </draw:text-box>
        </draw:frame>
        <draw:frame presentation:style-name="pr7" draw:text-style-name="P10" draw:layer="layout" svg:width="25.199cm" svg:height="12.173cm" svg:x="1.4cm" svg:y="6.35cm" presentation:class="outline" presentation:user-transformed="true">
          <draw:text-box>
            <text:p text:style-name="P9"><text:span text:style-name="T10">describe Kitten do</text:span></text:p>
            <text:p text:style-name="P9"><text:span text:style-name="T10"><text:s text:c="2"/></text:span><text:span text:style-name="T11">fixtures :kittens</text:span></text:p>
            <text:p text:style-name="P9"><text:span text:style-name="T10"/></text:p>
            <text:p text:style-name="P9"><text:span text:style-name="T10"><text:s text:c="2"/></text:span><text:span text:style-name="T10">it "should have a number of legs" do</text:span></text:p>
            <text:p text:style-name="P9"><text:span text:style-name="T10"><text:s text:c="4"/></text:span><text:span text:style-name="T10">kitten = </text:span><text:span text:style-name="T11">kittens(:shiva)</text:span></text:p>
            <text:p text:style-name="P9"><text:span text:style-name="T10"><text:s text:c="4"/></text:span><text:span text:style-name="T10">kitten.legs.should be_a_kind_of(Fixnum)</text:span></text:p>
            <text:p text:style-name="P9"><text:span text:style-name="T10"><text:s text:c="2"/></text:span><text:span text:style-name="T10">end</text:span></text:p>
            <text:p text:style-name="P9"><text:span text:style-name="T10">en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6" draw:layer="layout" svg:width="25.781cm" svg:height="2.256cm" svg:x="1.09cm" svg:y="2.03cm" presentation:class="title">
          <draw:text-box>
            <text:p>What’s wrong with fixtures?</text:p>
          </draw:text-box>
        </draw:frame>
        <draw:frame presentation:style-name="pr5" draw:text-style-name="P12" draw:layer="layout" svg:width="26.6cm" svg:height="13.609cm" svg:x="0.705cm" svg:y="5.08cm" presentation:class="outline" presentation:user-transformed="true">
          <draw:text-box>
            <text:list text:style-name="L3">
              <text:list-item>
                <text:p text:style-name="P11"><text:span text:style-name="T12">State is </text:span><text:span text:style-name="T13">distant</text:span><text:span text:style-name="T12"> from testing code</text:span></text:p>
              </text:list-item>
              <text:list-item>
                <text:p text:style-name="P11"><text:span text:style-name="T12">Difficult to make </text:span><text:span text:style-name="T13">variants</text:span><text:span text:style-name="T12"> of state</text:span></text:p>
              </text:list-item>
              <text:list-item>
                <text:p text:style-name="P11"><text:span text:style-name="T13">Intertwined</text:span><text:span text:style-name="T12"> states</text:span></text:p>
              </text:list-item>
              <text:list-item>
                <text:p text:style-name="P11"><text:span text:style-name="T13">Slow</text:span><text:span text:style-name="T12"> insertion and manipulation</text:span></text:p>
              </text:list-item>
              <text:list-item>
                <text:p text:style-name="P11"><text:span text:style-name="T13">Brittle</text:span><text:span text:style-name="T12"> due to unexpected dependencies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4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6" draw:layer="layout" svg:width="25.781cm" svg:height="2.256cm" svg:x="1.09cm" svg:y="0.83cm" presentation:class="title" presentation:user-transformed="true">
          <draw:text-box>
            <text:p>Ways to provide sample data:</text:p>
          </draw:text-box>
        </draw:frame>
        <draw:frame presentation:style-name="pr8" draw:text-style-name="P14" draw:layer="layout" svg:width="26.634cm" svg:height="16.399cm" svg:x="0.671cm" svg:y="3.345cm" presentation:class="outline" presentation:user-transformed="true">
          <draw:text-box>
            <text:list text:style-name="L4">
              <text:list-item>
                <text:p text:style-name="P13"><text:span text:style-name="T14">Fixtures</text:span></text:p>
              </text:list-item>
              <text:list-item>
                <text:p text:style-name="P13"><text:span text:style-name="T14">Real models</text:span><text:span text:style-name="T15">: Setup records manually in test. </text:span></text:p>
              </text:list-item>
              <text:list-item>
                <text:p text:style-name="P13"><text:span text:style-name="T14">Stubs</text:span><text:span text:style-name="T15">: Real models (e.g., </text:span><text:span text:style-name="T16">Kitten</text:span><text:span text:style-name="T15">) with some methods returning fake results, e.g. </text:span><text:span text:style-name="T16">stub!</text:span></text:p>
              </text:list-item>
              <text:list-item>
                <text:p text:style-name="P13"><text:span text:style-name="T14">Expectations</text:span><text:span text:style-name="T17">: Real models with some methods expecting to return fake results, e.g., </text:span><text:span text:style-name="T18">should_receive</text:span></text:p>
              </text:list-item>
              <text:list-item>
                <text:p text:style-name="P13"><text:span text:style-name="T14">Mock models</text:span><text:span text:style-name="T17">: Fake objects pretending to be real models returning fake results,</text:span><text:span text:style-name="T15"> e.g. </text:span><text:span text:style-name="T16">mock_model</text:span></text:p>
              </text:list-item>
              <text:list-item>
                <text:p text:style-name="P13"><text:span text:style-name="T14">Stub models</text:span><text:span text:style-name="T17">: Real models with some methods returning fake results and no DB,</text:span><text:span text:style-name="T15"> e.g. </text:span><text:span text:style-name="T16">stub_model</text:span><text:span text:style-name="T17">.</text:span></text:p>
              </text:list-item>
              <text:list-item>
                <text:p text:style-name="P13"><text:span text:style-name="T14">Factories</text:span><text:span text:style-name="T17">: Real models produced by factory method calls, may be instantiated, saved or stubbed. 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5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6" draw:layer="layout" svg:width="25.781cm" svg:height="2.256cm" svg:x="1.09cm" svg:y="2.03cm" presentation:class="title">
          <draw:text-box>
            <text:p>A simple, custom factory:</text:p>
          </draw:text-box>
        </draw:frame>
        <draw:frame presentation:style-name="pr5" draw:text-style-name="P15" draw:layer="layout" svg:width="25.4cm" svg:height="13.795cm" svg:x="1.905cm" svg:y="4.914cm" presentation:class="outline" presentation:user-transformed="true">
          <draw:text-box>
            <text:p text:style-name="P9"><text:span text:style-name="T19">describe Kitten do</text:span></text:p>
            <text:p text:style-name="P9"><text:span text:style-name="T19"><text:s text:c="2"/></text:span><text:span text:style-name="T19">def </text:span><text:span text:style-name="T20">create_kitten</text:span><text:span text:style-name="T19">(name=nil, legs=nil)</text:span></text:p>
            <text:p text:style-name="P9"><text:span text:style-name="T19"><text:s text:c="4"/></text:span><text:span text:style-name="T19">@name ||= 0</text:span></text:p>
            <text:p text:style-name="P9"><text:span text:style-name="T19"><text:s text:c="4"/></text:span><text:span text:style-name="T19">name ||= "kitten-#{@name += 1}"</text:span></text:p>
            <text:p text:style-name="P9"><text:span text:style-name="T19"><text:s text:c="4"/></text:span><text:span text:style-name="T19">legs ||= 4</text:span></text:p>
            <text:p text:style-name="P9"><text:span text:style-name="T19"><text:s text:c="4"/></text:span><text:span text:style-name="T19">return </text:span><text:span text:style-name="T20">Kitten</text:span><text:span text:style-name="T19">.</text:span><text:span text:style-name="T20">create</text:span><text:span text:style-name="T19">(:name =&gt; name, :legs =&gt; legs)</text:span></text:p>
            <text:p text:style-name="P9"><text:span text:style-name="T19"><text:s text:c="2"/></text:span><text:span text:style-name="T19">end</text:span></text:p>
            <text:p text:style-name="P9"><text:span text:style-name="T19"/></text:p>
            <text:p text:style-name="P9"><text:span text:style-name="T19"><text:s text:c="2"/></text:span><text:span text:style-name="T19">it "should have a number of legs" do</text:span></text:p>
            <text:p text:style-name="P9"><text:span text:style-name="T19"><text:s text:c="4"/></text:span><text:span text:style-name="T19">kitten = </text:span><text:span text:style-name="T20">create_kitten</text:span><text:span text:style-name="T19">("Shiva The Destroyer", 6)</text:span></text:p>
            <text:p text:style-name="P9"><text:span text:style-name="T19"><text:s text:c="4"/></text:span><text:span text:style-name="T19">kitten.legs.should be_a_kind_of(Fixnum)</text:span></text:p>
            <text:p text:style-name="P9"><text:span text:style-name="T19"><text:s text:c="2"/></text:span><text:span text:style-name="T19">end</text:span></text:p>
            <text:p text:style-name="P9"><text:span text:style-name="T19">en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6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6" draw:layer="layout" svg:width="25.781cm" svg:height="2.256cm" svg:x="1.27cm" svg:y="1.27cm" presentation:class="title" presentation:user-transformed="true">
          <draw:text-box>
            <text:p>Wish list for factories:</text:p>
          </draw:text-box>
        </draw:frame>
        <draw:frame presentation:style-name="pr5" draw:text-style-name="P16" draw:layer="layout" svg:width="26.67cm" svg:height="15.971cm" svg:x="0.635cm" svg:y="3.475cm" presentation:class="outline" presentation:user-transformed="true">
          <draw:text-box>
            <text:list text:style-name="L3">
              <text:list-item>
                <text:p><text:span text:style-name="T21">Easily make objects from sensible </text:span><text:span text:style-name="T22">defaults</text:span></text:p>
              </text:list-item>
              <text:list-item>
                <text:p><text:span text:style-name="T23">Easily </text:span><text:span text:style-name="T22">override</text:span><text:span text:style-name="T23"> the given defaults</text:span></text:p>
              </text:list-item>
              <text:list-item>
                <text:p><text:span text:style-name="T23">Easily use </text:span><text:span text:style-name="T22">sequences</text:span><text:span text:style-name="T23"> to generate unique values</text:span></text:p>
              </text:list-item>
              <text:list-item>
                <text:p><text:span text:style-name="T23">Easily </text:span><text:span text:style-name="T22">derive</text:span><text:span text:style-name="T23"> values from other values</text:span></text:p>
              </text:list-item>
              <text:list-item>
                <text:p><text:span text:style-name="T21">Easily define simple and complex </text:span><text:span text:style-name="T22">associations</text:span></text:p>
              </text:list-item>
              <text:list-item>
                <text:p><text:span text:style-name="T21">Easy, concise, yet comprehensive </text:span><text:span text:style-name="T22">API</text:span></text:p>
              </text:list-item>
              <text:list-item>
                <text:p><text:span text:style-name="T23">Supports favorite </text:span><text:span text:style-name="T22">ORMs</text:span><text:span text:style-name="T23">, e.g. ActiveRecord</text:span></text:p>
              </text:list-item>
              <text:list-item>
                <text:p><text:span text:style-name="T21">Supports favorite </text:span><text:span text:style-name="T22">databases</text:span><text:span text:style-name="T21">, e.g. PostgreSQL</text:span></text:p>
              </text:list-item>
              <text:list-item>
                <text:p><text:span text:style-name="T21">Supports favorite </text:span><text:span text:style-name="T22">data stores</text:span><text:span text:style-name="T21">, e.g. MongoDB</text:span></text:p>
              </text:list-item>
              <text:list-item>
                <text:p><text:span text:style-name="T21">Supports favorite </text:span><text:span text:style-name="T22">test frameworks</text:span><text:span text:style-name="T21">, e.g. RSpec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7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6" draw:layer="layout" svg:width="25.781cm" svg:height="2.256cm" svg:x="1.09cm" svg:y="2.03cm" presentation:class="title">
          <draw:text-box>
            <text:p>What's factory_girl?</text:p>
          </draw:text-box>
        </draw:frame>
        <draw:frame presentation:style-name="pr5" draw:text-style-name="P1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22">thoughtbot</text:span><text:span text:style-name="T21">'s factory library for ActiveRecord API and supported databases, works great in </text:span><text:span text:style-name="T22">RSpec</text:span><text:span text:style-name="T23">, </text:span><text:span text:style-name="T22">Shoulda</text:span><text:span text:style-name="T23"> </text:span><text:span text:style-name="T21">and </text:span><text:span text:style-name="T22">Test::Unit</text:span><text:span text:style-name="T21">.</text:span></text:p>
              </text:list-item>
              <text:list-item>
                <text:p><text:span text:style-name="T21">Easily create objects from </text:span><text:span text:style-name="T22">defaults</text:span><text:span text:style-name="T21"> and </text:span><text:span text:style-name="T22">override</text:span></text:p>
              </text:list-item>
              <text:list-item>
                <text:p><text:span text:style-name="T21">Easily define </text:span><text:span text:style-name="T22">sequences</text:span><text:span text:style-name="T21"> and </text:span><text:span text:style-name="T22">derived</text:span><text:span text:style-name="T21"> values</text:span></text:p>
              </text:list-item>
              <text:list-item>
                <text:p><text:span text:style-name="T21">Easily set simple </text:span><text:span text:style-name="T22">associations </text:span><text:span text:style-name="T23">– </text:span><text:span text:style-name="T21">but complex associations can be tricky</text:span></text:p>
              </text:list-item>
              <text:list-item>
                <text:p><text:span text:style-name="T21">Easy, concise, and fairly comprehensive </text:span><text:span text:style-name="T22">API</text:span><text:span text:style-name="T21"> with callbacks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8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6" draw:text-style-name="P17" draw:layer="layout" svg:width="25.781cm" svg:height="2.256cm" svg:x="1.09cm" svg:y="2.03cm" presentation:class="title" presentation:user-transformed="true">
          <draw:text-box>
            <text:p text:style-name="P17"><text:span text:style-name="T24">Defining a factory_girl factory:</text:span></text:p>
          </draw:text-box>
        </draw:frame>
        <draw:frame presentation:style-name="pr5" draw:text-style-name="P18" draw:layer="layout" svg:width="26.035cm" svg:height="13.609cm" svg:x="1.27cm" svg:y="5.441cm" presentation:class="outline" presentation:user-transformed="true">
          <draw:text-box>
            <text:p text:style-name="P9"><text:span text:style-name="T25"># A factory named "kitten" to create Kitten records</text:span></text:p>
            <text:p text:style-name="P9"><text:span text:style-name="T25">Factory.define :kitten do |f|</text:span></text:p>
            <text:p text:style-name="P9"><text:span text:style-name="T25"><text:s text:c="2"/></text:span><text:span text:style-name="T25"># Make records with 4 legs by default</text:span></text:p>
            <text:p text:style-name="P9"><text:span text:style-name="T25"><text:s text:c="2"/></text:span><text:span text:style-name="T25">f.legs 4</text:span></text:p>
            <text:p text:style-name="P9"><text:span text:style-name="T25"><text:s text:c="2"/></text:span><text:span text:style-name="T25"># Name records "kitten-1", "kitten-2", etc.</text:span></text:p>
            <text:p text:style-name="P9"><text:span text:style-name="T25"><text:s text:c="2"/></text:span><text:span text:style-name="T25">f.sequence(:name) { |n| "kitten-#{n}" }</text:span></text:p>
            <text:p text:style-name="P9"><text:span text:style-name="T25"><text:s text:c="2"/></text:span><text:span text:style-name="T25"># Derive an attribute using a method call</text:span></text:p>
            <text:p text:style-name="P9"><text:span text:style-name="T25"><text:s text:c="2"/></text:span><text:span text:style-name="T25">f.description { |r| "A kitten with #{r.legs} legs" }</text:span></text:p>
            <text:p text:style-name="P9"><text:span text:style-name="T25">en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9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6" draw:layer="layout" svg:width="25.781cm" svg:height="2.256cm" svg:x="1.09cm" svg:y="2.03cm" presentation:class="title">
          <draw:text-box>
            <text:p>Using a factory_girl factory:</text:p>
          </draw:text-box>
        </draw:frame>
        <draw:frame presentation:style-name="pr5" draw:text-style-name="P19" draw:layer="layout" svg:width="27.305cm" svg:height="13.609cm" svg:x="0.637cm" svg:y="4.916cm" presentation:class="outline" presentation:user-transformed="true">
          <draw:text-box>
            <text:p/>
          </draw:text-box>
        </draw:frame>
        <draw:frame draw:style-name="gr2" draw:text-style-name="P10" draw:layer="layout" svg:width="25.4cm" svg:height="12.91cm" svg:x="1.27cm" svg:y="5.715cm">
          <draw:text-box>
            <text:p text:style-name="P9"><text:span text:style-name="T10">describe Kitten do</text:span></text:p>
            <text:p text:style-name="P9"><text:span text:style-name="T10"><text:s text:c="2"/></text:span><text:span text:style-name="T10">it "should have a number of legs" do</text:span></text:p>
            <text:p><text:span text:style-name="T10"><text:s text:c="4"/></text:span><text:span text:style-name="T10">kitten = </text:span><text:span text:style-name="T11">Factory(:kitten)</text:span></text:p>
            <text:p><text:span text:style-name="T10"><text:s text:c="4"/></text:span><text:span text:style-name="T10">kitten.legs.should be_a_kind_of(Fixnum)</text:span></text:p>
            <text:p><text:span text:style-name="T10"><text:s text:c="2"/></text:span><text:span text:style-name="T10">end</text:span></text:p>
            <text:p><text:span text:style-name="T10"/></text:p>
            <text:p><text:span text:style-name="T10"><text:s text:c="2"/></text:span><text:span text:style-name="T10">it "should have the expected number of legs" do</text:span></text:p>
            <text:p><text:span text:style-name="T10"><text:s text:c="4"/></text:span><text:span text:style-name="T10"># </text:span><text:span text:style-name="T11">Override</text:span><text:span text:style-name="T10"> the default number of legs</text:span></text:p>
            <text:p><text:span text:style-name="T10"><text:s text:c="4"/></text:span><text:span text:style-name="T10">kitten = Factory(:kitten, </text:span><text:span text:style-name="T11">:legs =&gt; 6</text:span><text:span text:style-name="T10">)</text:span></text:p>
            <text:p><text:span text:style-name="T10"><text:s text:c="4"/></text:span><text:span text:style-name="T10">kitten.legs.should == 6</text:span></text:p>
            <text:p><text:span text:style-name="T10"><text:s text:c="2"/></text:span><text:span text:style-name="T10">end</text:span></text:p>
            <text:p><text:span text:style-name="T10">en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0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6" draw:text-style-name="P20" draw:layer="layout" svg:width="25.781cm" svg:height="2.465cm" svg:x="1.09cm" svg:y="1.926cm" presentation:class="title" presentation:user-transformed="true">
          <draw:text-box>
            <text:p><text:span text:style-name="T5">Defining belongs_to associations and inheriting:</text:span></text:p>
          </draw:text-box>
        </draw:frame>
        <draw:frame presentation:style-name="pr5" draw:text-style-name="P21" draw:layer="layout" svg:width="26.035cm" svg:height="13.609cm" svg:x="1.905cm" svg:y="6.076cm" presentation:class="outline" presentation:user-transformed="true">
          <draw:text-box>
            <text:p text:style-name="P9"><text:span text:style-name="T7">Factory.define(:toy) do |f|</text:span></text:p>
            <text:p text:style-name="P9"><text:span text:style-name="T7"><text:s text:c="2"/></text:span><text:span text:style-name="T7">f.sequence(:name) { |n| "toy-#{n}" }</text:span></text:p>
            <text:p text:style-name="P9"><text:span text:style-name="T7">end</text:span></text:p>
            <text:p text:style-name="P9"><text:span text:style-name="T7"/></text:p>
            <text:p text:style-name="P9"><text:span text:style-name="T7">Factory.define(:toy_with_kitten, \</text:span></text:p>
            <text:p text:style-name="P9"><text:span text:style-name="T7"><text:s text:c="4"/></text:span><text:span text:style-name="T26">:parent =&gt; :toy</text:span><text:span text:style-name="T7">) do |f|</text:span></text:p>
            <text:p text:style-name="P9"><text:span text:style-name="T7"><text:s text:c="2"/></text:span><text:span text:style-name="T7"># Create a kitten for this toy</text:span></text:p>
            <text:p text:style-name="P9"><text:span text:style-name="T7"><text:s text:c="2"/></text:span><text:span text:style-name="T7">f.</text:span><text:span text:style-name="T26">association(:kitten)</text:span></text:p>
            <text:p text:style-name="P9"><text:span text:style-name="T7">en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1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6" draw:text-style-name="P17" draw:layer="layout" svg:width="25.781cm" svg:height="2.256cm" svg:x="1.09cm" svg:y="2.03cm" presentation:class="title" presentation:user-transformed="true">
          <draw:text-box>
            <text:p><text:span text:style-name="T24">Defining has_many associations:</text:span></text:p>
          </draw:text-box>
        </draw:frame>
        <draw:frame presentation:style-name="pr5" draw:text-style-name="P15" draw:layer="layout" svg:width="26.035cm" svg:height="13.609cm" svg:x="1.27cm" svg:y="5.441cm" presentation:class="outline" presentation:user-transformed="true">
          <draw:text-box>
            <text:p text:style-name="P9"><text:span text:style-name="T19">Factory.define :kitten_with_toys, :parent =&gt; :kitten do |f|</text:span></text:p>
            <text:p text:style-name="P9"><text:span text:style-name="T19"><text:s text:c="2"/></text:span><text:span text:style-name="T19"># Toys to create via :has_many association</text:span></text:p>
            <text:p text:style-name="P9"><text:span text:style-name="T19"><text:s text:c="2"/></text:span><text:span text:style-name="T19">f.toys do |r| </text:span></text:p>
            <text:p text:style-name="P9"><text:span text:style-name="T19"><text:s text:c="4"/></text:span><text:span text:style-name="T19">[</text:span></text:p>
            <text:p text:style-name="P9"><text:span text:style-name="T19"><text:s text:c="6"/></text:span><text:span text:style-name="T19">r.association(:toy, :name =&gt; "Fragile Vase"),</text:span></text:p>
            <text:p text:style-name="P9"><text:span text:style-name="T19"><text:s text:c="6"/></text:span><text:span text:style-name="T19">r.association(:toy, :name =&gt; "My Leg")</text:span></text:p>
            <text:p text:style-name="P9"><text:span text:style-name="T19"><text:s text:c="4"/></text:span><text:span text:style-name="T19">]</text:span></text:p>
            <text:p text:style-name="P9"><text:span text:style-name="T19"><text:s text:c="2"/></text:span><text:span text:style-name="T19">end</text:span></text:p>
            <text:p text:style-name="P9"><text:span text:style-name="T19">en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2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6" draw:text-style-name="P17" draw:layer="layout" svg:width="25.781cm" svg:height="2.256cm" svg:x="1.09cm" svg:y="0.97cm" presentation:class="title" presentation:user-transformed="true">
          <draw:text-box>
            <text:p><text:span text:style-name="T24">Using &amp; overriding associations</text:span></text:p>
          </draw:text-box>
        </draw:frame>
        <draw:frame draw:style-name="gr2" draw:text-style-name="P15" draw:layer="layout" svg:width="25.34cm" svg:height="16.825cm" svg:x="1.33cm" svg:y="3.08cm">
          <draw:text-box>
            <text:p text:style-name="P9"><text:span text:style-name="T19">describe Toy do</text:span></text:p>
            <text:p text:style-name="P9"><text:span text:style-name="T19"><text:s text:c="2"/></text:span><text:span text:style-name="T19">it "should know owner's name" do</text:span></text:p>
            <text:p text:style-name="P9"><text:span text:style-name="T19"><text:s text:c="4"/></text:span><text:span text:style-name="T19"># The Kitten association is automatically created</text:span></text:p>
            <text:p text:style-name="P9"><text:span text:style-name="T19"><text:s text:c="4"/></text:span><text:span text:style-name="T19">toy = Factory(</text:span><text:span text:style-name="T20">:toy_with_kitten</text:span><text:span text:style-name="T19">)</text:span></text:p>
            <text:p text:style-name="P9"><text:span text:style-name="T19"><text:s text:c="4"/></text:span><text:span text:style-name="T19">toy.</text:span><text:span text:style-name="T20">kitten.name</text:span><text:span text:style-name="T27">.should_not be_blank</text:span></text:p>
            <text:p text:style-name="P9"><text:span text:style-name="T19"><text:s text:c="2"/></text:span><text:span text:style-name="T19">end</text:span></text:p>
            <text:p text:style-name="P9"><text:span text:style-name="T19"/></text:p>
            <text:p text:style-name="P9"><text:span text:style-name="T19"><text:s text:c="2"/></text:span><text:span text:style-name="T19">it "should know owner's specific name" do</text:span></text:p>
            <text:p text:style-name="P9"><text:span text:style-name="T19"><text:s text:c="4"/></text:span><text:span text:style-name="T19"># </text:span><text:span text:style-name="T20">Override</text:span><text:span text:style-name="T19"> the default set of toys</text:span></text:p>
            <text:p text:style-name="P9"><text:span text:style-name="T19"><text:s text:c="4"/></text:span><text:span text:style-name="T19">kitten = Factory(:kitten_with_toys, </text:span><text:span text:style-name="T20">:toys =&gt; []</text:span><text:span text:style-name="T19">, \</text:span></text:p>
            <text:p text:style-name="P9"><text:span text:style-name="T19"><text:s text:c="6"/></text:span><text:span text:style-name="T19">:name =&gt; "Shiva")</text:span></text:p>
            <text:p text:style-name="P9"><text:span text:style-name="T19"><text:s text:c="4"/></text:span><text:span text:style-name="T19"># </text:span><text:span text:style-name="T20">Override</text:span><text:span text:style-name="T19"> the default kitten</text:span></text:p>
            <text:p><text:span text:style-name="T19"><text:s text:c="4"/></text:span><text:span text:style-name="T19">toy = Factory(:toy, </text:span><text:span text:style-name="T20">:kitten =&gt; kitten</text:span><text:span text:style-name="T19">)</text:span></text:p>
            <text:p><text:span text:style-name="T19"><text:s text:c="4"/></text:span><text:span text:style-name="T19">toy.kitten_name.should == kitten.name</text:span></text:p>
            <text:p text:style-name="P9"><text:span text:style-name="T19"><text:s text:c="2"/></text:span><text:span text:style-name="T19">end</text:span></text:p>
            <text:p><text:span text:style-name="T19">en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3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6" draw:layer="layout" svg:width="25.781cm" svg:height="2.256cm" svg:x="1.089cm" svg:y="1.27cm" presentation:class="title" presentation:user-transformed="true">
          <draw:text-box>
            <text:p>Callbacks</text:p>
          </draw:text-box>
        </draw:frame>
        <draw:frame presentation:style-name="pr5" draw:text-style-name="P22" draw:layer="layout" svg:width="26.035cm" svg:height="13.609cm" svg:x="1.27cm" svg:y="5.006cm" presentation:class="outline" presentation:user-transformed="true">
          <draw:text-box>
            <text:p text:style-name="P9"><text:span text:style-name="T28">Factory.define :kitten_with_toys_and_description_callback, \</text:span></text:p>
            <text:p text:style-name="P9"><text:span text:style-name="T28"><text:s text:c="4"/></text:span><text:span text:style-name="T28">:parent =&gt; :kitten_with_toys do |f|</text:span></text:p>
            <text:p text:style-name="P9"><text:span text:style-name="T28"><text:s text:c="2"/></text:span><text:span text:style-name="T28">f.</text:span><text:span text:style-name="T29">after_build</text:span><text:span text:style-name="T28"> do |r|</text:span></text:p>
            <text:p text:style-name="P9"><text:span text:style-name="T28"><text:s text:c="4"/></text:span><text:span text:style-name="T28">r.description = "A kitten with #{r.legs} legs" \</text:span></text:p>
            <text:p text:style-name="P9"><text:span text:style-name="T28"><text:s text:c="6"/></text:span><text:span text:style-name="T28">+ " and #{r.toys.count} toys"</text:span></text:p>
            <text:p text:style-name="P9"><text:span text:style-name="T28"><text:s text:c="2"/></text:span><text:span text:style-name="T28">end</text:span></text:p>
            <text:p text:style-name="P9"><text:span text:style-name="T28">end</text:span></text:p>
            <text:p text:style-name="P9"><text:span text:style-name="T28"/></text:p>
            <text:p text:style-name="P9"><text:span text:style-name="T28">describe Kitten</text:span></text:p>
            <text:p text:style-name="P9"><text:span text:style-name="T28"><text:s text:c="2"/></text:span><text:span text:style-name="T28">it "should have a description set by a callback" do</text:span></text:p>
            <text:p text:style-name="P9"><text:span text:style-name="T28"><text:s text:c="4"/></text:span><text:span text:style-name="T28">kitten = Factory(</text:span><text:span text:style-name="T29">:kitten_with_toys_and_description_callback</text:span><text:span text:style-name="T28">)</text:span></text:p>
            <text:p text:style-name="P9"><text:span text:style-name="T28"><text:s text:c="4"/></text:span><text:span text:style-name="T28">kitten.</text:span><text:span text:style-name="T29">description</text:span><text:span text:style-name="T28">.should =~ /A kitten with \d+ legs and \d+ toys/</text:span></text:p>
            <text:p text:style-name="P9"><text:span text:style-name="T28"><text:s text:c="2"/></text:span><text:span text:style-name="T28">end</text:span></text:p>
            <text:p text:style-name="P9"><text:span text:style-name="T28">en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4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6" draw:layer="layout" svg:width="25.781cm" svg:height="2.256cm" svg:x="1.09cm" svg:y="2.03cm" presentation:class="title">
          <draw:text-box>
            <text:p>Custom factory + factory_girl</text:p>
          </draw:text-box>
        </draw:frame>
        <draw:frame presentation:style-name="pr5" draw:text-style-name="P15" draw:layer="layout" svg:width="26.035cm" svg:height="13.609cm" svg:x="1.27cm" svg:y="5.715cm" presentation:class="outline" presentation:user-transformed="true">
          <draw:text-box>
            <text:p text:style-name="P9"><text:span text:style-name="T19">def </text:span><text:span text:style-name="T20">create_kitten_with_description</text:span><text:span text:style-name="T19">(name, &amp;block)</text:span></text:p>
            <text:p text:style-name="P9"><text:span text:style-name="T19"><text:s text:c="2"/></text:span><text:span text:style-name="T19">kitten = Factory(:kitten, :name =&gt; name)</text:span></text:p>
            <text:p text:style-name="P9"><text:span text:style-name="T19"><text:s text:c="2"/></text:span><text:span text:style-name="T19">kitten.description = block.call(kitten)</text:span></text:p>
            <text:p text:style-name="P9"><text:span text:style-name="T19"><text:s text:c="2"/></text:span><text:span text:style-name="T19">return kitten</text:span></text:p>
            <text:p text:style-name="P9"><text:span text:style-name="T19">end</text:span></text:p>
            <text:p text:style-name="P9"><text:span text:style-name="T19"/></text:p>
            <text:p text:style-name="P9"><text:span text:style-name="T19">it "should set description" do</text:span></text:p>
            <text:p text:style-name="P9"><text:span text:style-name="T19"><text:s text:c="2"/></text:span><text:span text:style-name="T19">kitten =</text:span><text:span text:style-name="T20"> create_kitten_with_description</text:span><text:span text:style-name="T19">("Shiva") do |k| </text:span></text:p>
            <text:p text:style-name="P9"><text:span text:style-name="T19"><text:s text:c="4"/></text:span><text:span text:style-name="T19">k.name.size.to_s</text:span></text:p>
            <text:p text:style-name="P9"><text:span text:style-name="T19"><text:s text:c="2"/></text:span><text:span text:style-name="T19">end</text:span></text:p>
            <text:p text:style-name="P9"><text:span text:style-name="T19"><text:s text:c="2"/></text:span><text:span text:style-name="T19">kitten.description.should == "5"</text:span></text:p>
            <text:p text:style-name="P9"><text:span text:style-name="T19">en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5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6" draw:layer="layout" svg:width="25.781cm" svg:height="2.256cm" svg:x="1.09cm" svg:y="2.03cm" presentation:class="title">
          <draw:text-box>
            <text:p>Conclus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>There are many alternatives to fixtures, each have their own pros/cons</text:p>
              </text:list-item>
              <text:list-item>
                <text:p>Factories can make writing tests/specs easier and faster in some cases</text:p>
              </text:list-item>
              <text:list-item>
                <text:p>Explore <text:span text:style-name="T30">factory_girl</text:span>, <text:span text:style-name="T30">machinist</text:span>, and <text:span text:style-name="T30">object_daddy</text:span><text:span text:style-name="T31"> for your factory needs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6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presentation:settings presentation:endless="true" presentation:pause="PT00H00M15S" presentation:animations="disabled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_21_AutomateIt_20_gray_20_to_20_white" draw:display-name="!AutomateIt gray to white" draw:style="linear" draw:start-color="#e6e6ff" draw:end-color="#ffffff" draw:start-intensity="100%" draw:end-intensity="100%" draw:angle="0" draw:border="0%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Empty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>
        <text:list-style style:name="Gloss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637870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bold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Glossy-backgroundobjects">
      <style:graphic-properties draw:fill="gradient" draw:fill-gradient-name="_21_AutomateIt_20_gray_20_to_20_white" draw:textarea-horizontal-align="center" draw:textarea-vertical-align="middle" draw:shadow-offset-x="0.305cm" draw:shadow-offset-y="0.305cm"/>
    </style:style>
    <style:style style:name="Mpr2" style:family="presentation" style:parent-style-name="Glossy-title">
      <style:graphic-properties draw:fill-color="#ffffff" draw:auto-grow-height="false" fo:min-height="3.507cm"/>
    </style:style>
    <style:style style:name="Mpr3" style:family="presentation" style:parent-style-name="Glossy-outline1">
      <style:graphic-properties draw:fill-color="#ffffff" draw:auto-grow-height="false" fo:min-height="13.86cm"/>
    </style:style>
    <style:style style:name="Mpr4" style:family="presentation" style:parent-style-name="Glossy-backgroundobjects">
      <style:graphic-properties draw:fill-color="#000000" draw:textarea-horizontal-align="center" draw:textarea-vertical-align="middle"/>
    </style:style>
    <style:style style:name="Mpr5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6" style:family="presentation" style:parent-style-name="Glossy-notes">
      <style:graphic-properties draw:fill-color="#ffffff" draw:auto-grow-height="false" fo:min-height="13.365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text-properties fo:color="#ffffff" fo:font-family="'Nimbus Roman No9 L'" style:font-family-generic="roman" style:font-pitch="variable" fo:font-size="22pt" fo:font-style="italic" fo:text-shadow="none" style:font-size-asian="22pt" style:font-size-complex="22pt"/>
    </style:style>
    <style:style style:name="MP8" style:family="paragraph">
      <style:text-properties fo:color="#637870" fo:font-style="italic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margin-left="0.6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22pt" fo:font-style="italic" fo:text-shadow="none" fo:font-weight="bold" style:font-size-asian="22pt" style:font-size-complex="22pt"/>
    </style:style>
    <style:style style:name="MT3" style:family="text">
      <style:text-properties fo:color="#c0dbce" fo:font-family="'Nimbus Roman No9 L'" style:font-family-generic="roman" style:font-pitch="variable" fo:font-size="22pt" fo:font-style="italic" fo:text-shadow="none" fo:font-weight="bold" style:font-size-asian="22pt" style:font-size-complex="22pt"/>
    </style:style>
    <style:style style:name="MT4" style:family="text">
      <style:text-properties fo:color="#637870" fo:font-style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Glossy" style:page-layout-name="PM1" draw:style-name="Mdp1">
      <office:forms form:automatic-focus="false" form:apply-design-mode="false"/>
      <draw:rect presentation:style-name="Mpr1" draw:text-style-name="MP3" draw:layer="backgroundobjects" svg:width="28cm" svg:height="20.036cm" svg:x="0cm" svg:y="0.964cm">
        <text:p/>
      </draw:rect>
      <draw:frame presentation:style-name="Mpr2" draw:text-style-name="MP4" draw:layer="backgroundobjects" svg:width="25.781cm" svg:height="2.506cm" svg:x="1.09cm" svg:y="1.905cm" presentation:class="title">
        <draw:text-box>
          <text:p text:style-name="MP4">Click to edit the title text formtat</text:p>
        </draw:text-box>
      </draw:frame>
      <draw:frame presentation:style-name="Mpr3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4" draw:text-style-name="MP3" draw:layer="backgroundobjects" svg:width="28cm" svg:height="0.992cm" svg:x="0cm" svg:y="0cm">
        <text:p text:style-name="MP6">t</text:p>
      </draw:rect>
      <draw:frame draw:style-name="Mgr3" draw:text-style-name="MP7" draw:layer="backgroundobjects" svg:width="4.985cm" svg:height="1.254cm" svg:x="0.708cm" svg:y="-0.1cm">
        <draw:text-box>
          <text:p text:style-name="MP4"><text:span text:style-name="MT2">Pragmati</text:span><text:span text:style-name="MT3">craft</text:span></text:p>
        </draw:text-box>
      </draw:frame>
      <draw:frame draw:style-name="Mgr3" draw:text-style-name="MP8" draw:layer="backgroundobjects" svg:width="17.825cm" svg:height="0.962cm" svg:x="4.294cm" svg:y="20.038cm">
        <draw:text-box>
          <text:p text:style-name="MP4"><text:span text:style-name="MT4">"factory_girl tutorial" for pdxruby - Igal Koshevoy - 2010-04-06</text:span></text:p>
        </draw:text-box>
      </draw:frame>
      <draw:frame presentation:style-name="Mpr5" draw:text-style-name="MP9" draw:layer="backgroundobjects" svg:width="6.5cm" svg:height="1.448cm" svg:x="10cm" svg:y="19.131cm" presentation:class="page-number">
        <draw:text-box>
          <text:p text:style-name="MP9"><text:span text:style-name="MT1"><text:page-number>&lt;number&gt;</text:page-number></text:span></text:p>
        </draw:text-box>
      </draw:frame>
      <draw:frame presentation:style-name="Mpr5" draw:text-style-name="MP10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5" draw:text-style-name="MP11" draw:layer="backgroundobjects" svg:width="5.875cm" svg:height="1.448cm" svg:x="17.125cm" svg:y="19.052cm" presentation:class="footer">
        <draw:text-box>
          <text:p text:style-name="MP11"><text:span text:style-name="MT1"><presentation:footer/></text:span></text:p>
        </draw:text-box>
      </draw:frame>
      <presentation:notes style:page-layout-name="PM2">
        <draw:page-thumbnail presentation:style-name="Glossy-title" draw:layer="backgroundobjects" svg:width="15.273cm" svg:height="10.475cm" svg:x="3.157cm" svg:y="2.123cm" presentation:class="page"/>
        <draw:frame presentation:style-name="Mpr6" draw:text-style-name="MP12" draw:layer="backgroundobjects" svg:width="17.271cm" svg:height="12.572cm" svg:x="2.158cm" svg:y="13.27cm" presentation:class="notes">
          <draw:text-box>
            <text:p text:style-name="MP12">Click to edit the notes' format</text:p>
            <text:p text:style-name="MP12"/>
            <text:p text:style-name="MP12"/>
          </draw:text-box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Igal Koshevoy</meta:initial-creator>
    <meta:creation-date>2007-10-01T16:56:55</meta:creation-date>
    <dc:date>2010-04-06T12:07:16</dc:date>
    <meta:editing-cycles>386</meta:editing-cycles>
    <meta:editing-duration>PT45H10M04S</meta:editing-duration>
    <meta:document-statistic meta:object-count="96"/>
    <meta:user-defined meta:name="Info 1"/>
    <meta:user-defined meta:name="Info 2"/>
    <meta:user-defined meta:name="Info 3"/>
    <meta:user-defined meta:name="Info 4"/>
  </office:meta>
</office:document-meta>
</file>